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18054*"/>
    </style:style>
    <style:style style:name="Table1.B" style:family="table-column">
      <style:table-column-properties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8054*"/>
    </style:style>
    <style:style style:name="Table2.B" style:family="table-column">
      <style:table-column-properties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style:contextual-spacing="false" fo:padding="0.049cm" fo:border="0.06pt solid #000000" style:shadow="none"/>
    </style:style>
    <style:style style:name="P3" style:family="paragraph" style:parent-style-name="Code">
      <style:paragraph-properties fo:margin-top="0cm" fo:margin-bottom="0cm" style:contextual-spacing="false" fo:padding="0.049cm" fo:border="0.06pt solid #000000" style:shadow="none"/>
      <style:text-properties officeooo:paragraph-rsid="0013707a"/>
    </style:style>
    <style:style style:name="P4" style:family="paragraph" style:parent-style-name="Code">
      <style:paragraph-properties fo:margin-top="0cm" fo:margin-bottom="0cm" style:contextual-spacing="false" fo:keep-together="always" fo:padding="0.049cm" fo:border="0.06pt solid #000000" style:shadow="none"/>
    </style:style>
    <style:style style:name="P5" style:family="paragraph" style:parent-style-name="Code">
      <style:paragraph-properties fo:margin-top="0cm" fo:margin-bottom="0cm" style:contextual-spacing="false" fo:padding="0.049cm" fo:border="0.06pt solid #000000" style:shadow="none"/>
      <style:text-properties officeooo:rsid="0014bfca"/>
    </style:style>
    <style:style style:name="P6" style:family="paragraph" style:parent-style-name="Code">
      <style:paragraph-properties fo:margin-top="0cm" fo:margin-bottom="0cm" style:contextual-spacing="false" fo:keep-together="always" fo:padding="0.049cm" fo:border="0.06pt solid #000000" style:shadow="none" fo:keep-with-next="always"/>
    </style:style>
    <style:style style:name="P7" style:family="paragraph" style:parent-style-name="Code" style:master-page-name="">
      <style:paragraph-properties fo:margin-top="0cm" fo:margin-bottom="0cm" style:contextual-spacing="false" style:page-number="auto" fo:padding="0.049cm" fo:border="0.06pt solid #000000" style:shadow="none"/>
    </style:style>
    <style:style style:name="P8" style:family="paragraph" style:parent-style-name="Code" style:master-page-name="">
      <style:paragraph-properties fo:margin-top="0cm" fo:margin-bottom="0cm" style:contextual-spacing="false" style:page-number="auto" fo:padding="0.049cm" fo:border="0.06pt solid #000000" style:shadow="none"/>
      <style:text-properties officeooo:paragraph-rsid="0013707a"/>
    </style:style>
    <style:style style:name="P9" style:family="paragraph" style:parent-style-name="Code" style:master-page-name="">
      <style:paragraph-properties style:page-number="auto" fo:keep-with-next="always"/>
      <style:text-properties fo:background-color="transparent"/>
    </style:style>
    <style:style style:name="P10" style:family="paragraph" style:parent-style-name="Code" style:master-page-name="">
      <style:paragraph-properties style:page-number="auto" fo:keep-with-next="always"/>
      <style:text-properties officeooo:paragraph-rsid="0013707a" fo:background-color="transparent"/>
    </style:style>
    <style:style style:name="P11" style:family="paragraph" style:parent-style-name="Text_20_body" style:master-page-name="">
      <style:paragraph-properties style:page-number="auto" fo:keep-with-next="always"/>
    </style:style>
    <style:style style:name="P12" style:family="paragraph" style:parent-style-name="Text_20_body" style:master-page-name="">
      <style:paragraph-properties fo:keep-together="always" style:page-number="auto" fo:keep-with-next="always"/>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text-properties fo:background-color="transparent"/>
    </style:style>
    <style:style style:name="P15" style:family="paragraph" style:parent-style-name="Text_20_body" style:master-page-name="">
      <style:paragraph-properties style:page-number="auto" fo:break-before="auto" fo:break-after="auto"/>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officeooo:rsid="0019d6e3" officeooo:paragraph-rsid="0019d6e3"/>
    </style:style>
    <style:style style:name="P18" style:family="paragraph" style:parent-style-name="Table_20_Contents">
      <style:text-properties officeooo:rsid="0021ff13" officeooo:paragraph-rsid="0021ff13"/>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rsid="000f8299" officeooo:paragraph-rsid="000f8299" style:font-weight-asian="normal" style:font-weight-complex="normal"/>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text-properties fo:font-size="12pt" fo:language="en" fo:country="GB" fo:font-weight="normal"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officeooo:rsid="00163ae6" officeooo:paragraph-rsid="00163ae6" fo:background-color="transparent"/>
    </style:style>
    <style:style style:name="P32" style:family="paragraph" style:parent-style-name="Text_20_body">
      <style:text-properties officeooo:rsid="0019b247" officeooo:paragraph-rsid="0019b247" fo:background-color="transparent"/>
    </style:style>
    <style:style style:name="P33" style:family="paragraph" style:parent-style-name="Text_20_body">
      <style:text-properties officeooo:rsid="0017d23d" officeooo:paragraph-rsid="00163ae6" fo:background-color="transparent"/>
    </style:style>
    <style:style style:name="P34" style:family="paragraph" style:parent-style-name="Text_20_body">
      <style:text-properties officeooo:paragraph-rsid="001cdfe6" fo:background-color="transparen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0f8299" officeooo:paragraph-rsid="000f8299" style:font-weight-asian="bold" style:font-weight-complex="bold"/>
    </style:style>
    <style:style style:name="P37" style:family="paragraph" style:parent-style-name="Text_20_body">
      <style:text-properties fo:font-weight="bold" officeooo:rsid="0010fb8f" officeooo:paragraph-rsid="0010fb8f"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0" style:family="paragraph" style:parent-style-name="Text_20_body">
      <style:paragraph-properties fo:padding="0.049cm" fo:border="0.06pt solid #000000" style:shadow="none"/>
    </style:style>
    <style:style style:name="P41"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weight="normal" officeooo:rsid="0010fb8f" officeooo:paragraph-rsid="0010fb8f" style:font-weight-asian="normal" style:font-weight-complex="normal"/>
    </style:style>
    <style:style style:name="P44" style:family="paragraph" style:parent-style-name="Code">
      <style:text-properties fo:background-color="transparent"/>
    </style:style>
    <style:style style:name="P45" style:family="paragraph" style:parent-style-name="Code">
      <style:text-properties officeooo:rsid="0013707a" officeooo:paragraph-rsid="0013707a" fo:background-color="transparent"/>
    </style:style>
    <style:style style:name="P46" style:family="paragraph" style:parent-style-name="Code">
      <style:text-properties officeooo:rsid="00163ae6" officeooo:paragraph-rsid="0017d23d" fo:background-color="transparent"/>
    </style:style>
    <style:style style:name="P47" style:family="paragraph" style:parent-style-name="Code">
      <style:text-properties officeooo:rsid="00163ae6" officeooo:paragraph-rsid="0019b247" fo:background-color="transparent"/>
    </style:style>
    <style:style style:name="P48" style:family="paragraph" style:parent-style-name="Text_20_body">
      <style:paragraph-properties fo:background-color="transparent">
        <style:background-image/>
      </style:paragraph-properties>
      <style:text-properties fo:background-color="transparent"/>
    </style:style>
    <style:style style:name="P49"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5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5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53" style:family="paragraph" style:parent-style-name="Code">
      <style:paragraph-properties fo:keep-with-next="always"/>
      <style:text-properties fo:background-color="transparent"/>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Heading_20_1" style:master-page-name="">
      <style:paragraph-properties style:page-number="auto" fo:break-before="page"/>
    </style:style>
    <style:style style:name="P57" style:family="paragraph" style:parent-style-name="Heading_20_1">
      <style:paragraph-properties fo:break-before="page"/>
    </style:style>
    <style:style style:name="P58" style:family="paragraph" style:parent-style-name="Heading_20_2" style:master-page-name="">
      <style:paragraph-properties style:page-number="auto" fo:break-before="auto" fo:break-after="auto" fo:keep-with-next="auto"/>
    </style:style>
    <style:style style:name="P59" style:family="paragraph" style:parent-style-name="Text_20_body" style:list-style-name="L1"/>
    <style:style style:name="P60" style:family="paragraph" style:parent-style-name="Text_20_body" style:list-style-name="L2">
      <style:text-properties fo:font-weight="bold" style:font-weight-asian="bold" style:font-weight-complex="bold"/>
    </style:style>
    <style:style style:name="P61" style:family="paragraph" style:parent-style-name="Text_20_body" style:list-style-name="L3">
      <style:text-properties fo:font-weight="normal" style:font-weight-asian="normal" style:font-weight-complex="normal"/>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officeooo:rsid="0022788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style="italic" style:font-style-asian="italic" style:font-style-complex="italic"/>
    </style:style>
    <style:style style:name="T11" style:family="text">
      <style:text-properties officeooo:rsid="0013707a"/>
    </style:style>
    <style:style style:name="T12" style:family="text">
      <style:text-properties officeooo:rsid="0014bfca"/>
    </style:style>
    <style:style style:name="T13" style:family="text">
      <style:text-properties officeooo:rsid="0017d23d"/>
    </style:style>
    <style:style style:name="T14" style:family="text">
      <style:text-properties officeooo:rsid="0019b247"/>
    </style:style>
    <style:style style:name="T15" style:family="text">
      <style:text-properties officeooo:rsid="0023e9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2"/>
      <text:p text:style-name="P22"/>
      <text:p text:style-name="P28"/>
      <text:p text:style-name="P28">Jarvis Web Gateway</text:p>
      <text:p text:style-name="P22"/>
      <text:p text:style-name="P39">Installation Instructions</text:p>
      <text:p text:style-name="P23"/>
      <text:p text:style-name="P26"/>
      <text:p text:style-name="P26"/>
      <text:p text:style-name="P23"/>
      <text:p text:style-name="P23"/>
      <text:p text:style-name="P23"/>
      <text:p text:style-name="P27">Jonathan Couper-Smartt</text:p>
      <text:p text:style-name="P27">jarvis@nsquared.co.nz</text:p>
      <text:p text:style-name="P24"/>
      <text:p text:style-name="P13"><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p text:style-name="P2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Licence<text:tab/>3</text:p>
          <text:p text:style-name="P54"><text:s/>1.1 GNU Lesser General Public License<text:tab/>3</text:p>
          <text:p text:style-name="P54"><text:s/>1.2 Clarification of Intentions<text:tab/>3</text:p>
          <text:p text:style-name="P55"><text:s/>2 Installation – Debian<text:tab/>4</text:p>
          <text:p text:style-name="P54"><text:s/>2.1 Package<text:tab/>4</text:p>
          <text:p text:style-name="P54"><text:s/>2.2 Install Additional Perl Modules<text:tab/>4</text:p>
          <text:p text:style-name="P54"><text:s/>2.3 Apache Configuration – Without mod_perl<text:tab/>5</text:p>
          <text:p text:style-name="P54"><text:s/>2.4 Apache Configuration – With mod_perl<text:tab/>6</text:p>
          <text:p text:style-name="P54"><text:s/>2.5 Apache Configuration – With mod_perl &amp; Drupal<text:tab/>6</text:p>
          <text:p text:style-name="P55"><text:s/>3 Installation – Solaris<text:tab/>7</text:p>
          <text:p text:style-name="P54"><text:s/>3.1 Package<text:tab/>7</text:p>
          <text:p text:style-name="P54"><text:s/>3.2 Install Additional Perl Modules<text:tab/>7</text:p>
          <text:p text:style-name="P54"><text:s/>3.3 Apache Configuration – Without mod_perl<text:tab/>8</text:p>
          <text:p text:style-name="P54"><text:s/>3.4 Apache Configuration – With mod_perl<text:tab/>8</text:p>
          <text:p text:style-name="P54"><text:s/>3.5 Apache Configuration – With mod_perl &amp; Drupal<text:tab/>8</text:p>
          <text:p text:style-name="P55"><text:s/>4 Apache Configuration &amp; Testing<text:tab/>10</text:p>
          <text:p text:style-name="P54"><text:s/>4.1 Web-Server<text:tab/>10</text:p>
          <text:p text:style-name="P54"><text:s/>4.2 Apache Configuration – Without mod_perl<text:tab/>10</text:p>
          <text:p text:style-name="P54"><text:s/>4.3 Apache Configuration – With mod_perl<text:tab/>10</text:p>
          <text:p text:style-name="P54"><text:s/>4.4 Test<text:tab/>11</text:p>
          <text:p text:style-name="P55"><text:s/>5 Relocating Jarvis<text:tab/>12</text:p>
          <text:p text:style-name="P54"><text:s/>5.1 Relocation<text:tab/>12</text:p>
          <text:p text:style-name="P55"><text:s/>6 Demo Application<text:tab/>13</text:p>
          <text:p text:style-name="P54"><text:s/>6.1 Introduction<text:tab/>13</text:p>
          <text:p text:style-name="P54"><text:s/>6.2 Complete Basic Jarvis Configuration<text:tab/>13</text:p>
          <text:p text:style-name="P54"><text:s/>6.3 The Demo Database File<text:tab/>13</text:p>
          <text:p text:style-name="P54"><text:s/>6.4 Configure Demo Web-Service<text:tab/>13</text:p>
        </text:index-body>
      </text:table-of-content>
      <text:p text:style-name="P15"/>
      <text:p text:style-name="P35">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Version</text:p>
          </table:table-cell>
          <table:table-cell table:style-name="Table18.A1" office:value-type="string">
            <text:p text:style-name="P16">Date</text:p>
          </table:table-cell>
          <table:table-cell table:style-name="Table18.A1" office:value-type="string">
            <text:p text:style-name="P16">By</text:p>
          </table:table-cell>
          <table:table-cell table:style-name="Table18.D1" office:value-type="string">
            <text:p text:style-name="P16">Comment</text:p>
          </table:table-cell>
        </table:table-row>
        <table:table-row>
          <table:table-cell table:style-name="Table18.A2" office:value-type="float" office:value="0">
            <text:p text:style-name="Table_20_Contents">5.2.0</text:p>
          </table:table-cell>
          <table:table-cell table:style-name="Table18.B5" office:value-type="string">
            <text:p text:style-name="Table_20_Contents">21-Feb-2012</text:p>
          </table:table-cell>
          <table:table-cell table:style-name="Table18.C5" office:value-type="string">
            <text:p text:style-name="Table_20_Contents">JXC</text:p>
          </table:table-cell>
          <table:table-cell table:style-name="Table18.D5" office:value-type="string">
            <text:p text:style-name="P50">Add Solaris support. <text:s/>Separate Install/Demo/Tracker docs.</text:p>
          </table:table-cell>
        </table:table-row>
        <table:table-row>
          <table:table-cell table:style-name="Table18.A3" office:value-type="float" office:value="0">
            <text:p text:style-name="Table_20_Contents">5.3.0</text:p>
          </table:table-cell>
          <table:table-cell table:style-name="Table18.B5" office:value-type="string">
            <text:p text:style-name="Table_20_Contents">03-Apr-2012</text:p>
          </table:table-cell>
          <table:table-cell table:style-name="Table18.C5" office:value-type="string">
            <text:p text:style-name="Table_20_Contents">HK</text:p>
          </table:table-cell>
          <table:table-cell table:style-name="Table18.D5" office:value-type="string">
            <text:p text:style-name="P50">Tracker uses postgres database.</text:p>
          </table:table-cell>
        </table:table-row>
        <table:table-row>
          <table:table-cell table:style-name="Table18.A4" office:value-type="float" office:value="0">
            <text:p text:style-name="P17">5.7.0</text:p>
          </table:table-cell>
          <table:table-cell table:style-name="Table18.B5" office:value-type="string">
            <text:p text:style-name="P17">10-Apr-2014</text:p>
          </table:table-cell>
          <table:table-cell table:style-name="Table18.C5" office:value-type="string">
            <text:p text:style-name="P17">JXC</text:p>
          </table:table-cell>
          <table:table-cell table:style-name="Table18.D5" office:value-type="string">
            <text:p text:style-name="P51">Remove Tracker.</text:p>
          </table:table-cell>
        </table:table-row>
        <table:table-row>
          <table:table-cell table:style-name="Table18.A5" office:value-type="float" office:value="0">
            <text:p text:style-name="P18">6.0.0</text:p>
          </table:table-cell>
          <table:table-cell table:style-name="Table18.B5" office:value-type="string">
            <text:p text:style-name="P18">15-Apr-2014</text:p>
          </table:table-cell>
          <table:table-cell table:style-name="Table18.C5" office:value-type="string">
            <text:p text:style-name="P18">JXC</text:p>
          </table:table-cell>
          <table:table-cell table:style-name="Table18.D5" office:value-type="string">
            <text:p text:style-name="P52">Re-released with updated version numb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5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36">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43"># apt-get -f install</text:p>
      <text:p text:style-name="P20"/>
      <text:p text:style-name="P37"><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6">Path</text:p>
          </table:table-cell>
          <table:table-cell table:style-name="Table1.B1" office:value-type="string">
            <text:p text:style-name="P16">Notes</text:p>
          </table:table-cell>
        </table:table-row>
        <table:table-row>
          <table:table-cell table:style-name="Table1.A9" office:value-type="string">
            <text:p text:style-name="P16">/usr/share/jarvis/cgi-bin</text:p>
            <text:p text:style-name="P16"/>
          </table:table-cell>
          <table:table-cell table:style-name="Table1.B9" office:value-type="string">
            <text:p text:style-name="Table_20_Contents">This contains <text:span text:style-name="T10">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6">/usr/share/jarvis/demo</text:p>
            <text:p text:style-name="P1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6">/etc/jarvis/apache</text:p>
          </table:table-cell>
          <table:table-cell table:style-name="Table1.B9" office:value-type="string">
            <text:p text:style-name="Table_20_Contents">Apache configuration files.</text:p>
          </table:table-cell>
        </table:table-row>
      </table:table>
      <text:p text:style-name="Text_20_body"/>
      <text:h text:style-name="P58"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8">sudo apt-get install apache2 <text:span text:style-name="T11">\</text:span></text:p>
      <text:p text:style-name="P3">libcgi-session-perl <text:span text:style-name="T11">\</text:span></text:p>
      <text:p text:style-name="P3">libxml-smart-perl <text:span text:style-name="T11">\</text:span></text:p>
      <text:p text:style-name="P3">libjson-perl <text:span text:style-name="T11">\</text:span></text:p>
      <text:p text:style-name="P2">libtext-csv-perl <text:span text:style-name="T11">\</text:span></text:p>
      <text:p text:style-name="P2">libio-string-perl <text:span text:style-name="T11">\</text:span></text:p>
      <text:p text:style-name="P2"><text:soft-page-break/>libmime-types-perl <text:span text:style-name="T11">\</text:span></text:p>
      <text:p text:style-name="P2">libdbi-perl <text:span text:style-name="T11">\</text:span></text:p>
      <text:p text:style-name="P2">libdbd-sqlite3-perl <text:span text:style-name="T11">\</text:span></text:p>
      <text:p text:style-name="P2">libsoap-lite-perl</text:p>
      <text:p text:style-name="P2"/>
      <text:p text:style-name="Standard"/>
      <text:p text:style-name="P12">REQUIRED (if using mod_perl)</text:p>
      <text:p text:style-name="P6">sudo apt-get install libapache2-mod-perl2 <text:span text:style-name="T11">\</text:span></text:p>
      <text:p text:style-name="P6">libapache-dbi-perl <text:span text:style-name="T11">\</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30">If performance is not a significant factor, you can simply run Jarvis as a CGI script.</text:p>
      <text:p text:style-name="P21">The Debian package performs this configuration automatically, with a soft link:</text:p>
      <text:p text:style-name="P10"><text:span text:style-name="T11"># cp </text:span>/etc/jarvis/apache/jarvis.conf /etc/apache2/conf-<text:span text:style-name="T11">available</text:span>/jarvis.conf </text:p>
      <text:p text:style-name="P45"># cd /etc/apache2/conf-enabled/</text:p>
      <text:p text:style-name="P45"># ln -s ../conf-available/jarvis.conf .</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1">If using Apache 2.4, <text:span text:style-name="T13">you are likely to need to remove some restrictions Firstly, grant access to the appropriate directory for Jarvis. In /etc/apache2/conf-available/jarvis.conf, add:</text:span></text:p>
      <text:p text:style-name="P46">&lt;Directory /<text:span text:style-name="T13">usr/share/jarvis/</text:span>&gt; <text:line-break/> Options FollowSymLinks <text:line-break/> AllowOverride None <text:line-break/> Require all granted <text:line-break/>&lt;/Directory&gt; </text:p>
      <text:p text:style-name="P33"/>
      <text:p text:style-name="P32"><text:span text:style-name="T13">S</text:span>econdly, CGI must be explicitly enabled:</text:p>
      <text:p text:style-name="P47"><text:span text:style-name="T14"># </text:span>a2enmod cgi</text:p>
      <text:p text:style-name="P30"><text:soft-page-break/></text:p>
      <text:p text:style-name="P30">You may need to restart the apache webserver:</text:p>
      <text:p text:style-name="P44"># apache2ctl restart</text:p>
      <text:p text:style-name="Text_20_body"/>
      <text:h text:style-name="P58" text:outline-level="2">Apache Configuration – With mod_perl</text:h>
      <text:p text:style-name="P30">Jarvis supports the Apache mod_perl mechanism. <text:s/>Without mod_perl, the webserver must compile and execute the Perl code for each request. <text:s/>Using Apache mod_perl, the script is compiled once.</text:p>
      <text:p text:style-name="P34">Database connections can also be re-used, and performance is generally superior. See the mod_perl page at <text:a xlink:type="simple" xlink:href="http://perl.apache.org/">http://perl.apache.org/</text:a> for further details. <text:s/></text:p>
      <text:p text:style-name="P34">Configuration is as follows:</text:p>
      <text:p text:style-name="P53"># cd /etc/apache2/conf.d</text:p>
      <text:p text:style-name="P44"># rm jarvis.conf</text:p>
      <text:p text:style-name="P44"># ln -s /etc/jarvis/apache/jarvis-mod-perl.conf ./jarvis.conf</text:p>
      <text:p text:style-name="P44">#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56"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12">\</text:span></text:p>
      <text:p text:style-name="P2">libcgi-session-perl <text:span text:style-name="T12">\</text:span></text:p>
      <text:p text:style-name="P2">libxml-smart-perl <text:span text:style-name="T12">\</text:span></text:p>
      <text:p text:style-name="P2">libjson-perl <text:span text:style-name="T12">\</text:span></text:p>
      <text:p text:style-name="P2">libtext-csv-perl <text:span text:style-name="T12">\</text:span></text:p>
      <text:p text:style-name="P2">libio-string-perl <text:span text:style-name="T12">\</text:span></text:p>
      <text:p text:style-name="P2">libmime-types-perl <text:span text:style-name="T12">\</text:span></text:p>
      <text:p text:style-name="P2">libdbi-perl <text:span text:style-name="T12">\</text:span></text:p>
      <text:p text:style-name="P2">libdbd-sqlite3-perl <text:span text:style-name="T12">\</text:span></text:p>
      <text:p text:style-name="P2">libsoap-lite-perl <text:span text:style-name="T12">\</text:span></text:p>
      <text:p text:style-name="P2">libjson-pp-perl</text:p>
      <text:p text:style-name="P2"/>
      <text:p text:style-name="Standard"/>
      <text:p text:style-name="P11"><text:soft-page-break/>REQUIRED (if using mod_perl)</text:p>
      <text:p text:style-name="P2">sudo apt-get install libapache2-mod-perl2 <text:span text:style-name="T12">\</text:span></text:p>
      <text:p text:style-name="P2">libapache-dbi-perl <text:span text:style-name="T12">\</text:span></text:p>
      <text:p text:style-name="P2">libapache2-request-perl <text:span text:style-name="T12">\</text:span></text:p>
      <text:p text:style-name="P5"/>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30">If performance is not a significant factor, you can simply run Jarvis as a CGI script.</text:p>
      <text:p text:style-name="P21">The Debian package performs this configuration automatically, with a soft link:</text:p>
      <text:p text:style-name="P9">/etc/apache2/conf.d/jarvis.conf -&gt; /etc/jarvis/apache/jarvis.conf</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0">You may need to restart the apache webserver:</text:p>
      <text:p text:style-name="P44"># apache2ctl restart</text:p>
      <text:h text:style-name="P58" text:outline-level="2">Apache Configuration – With mod_perl</text:h>
      <text:p text:style-name="P30">Jarvis supports the Apache mod_perl mechanism. <text:s/>Without mod_perl, the webserver must compile and execute the Perl code for each request. <text:s/>Using Apache mod_perl, the script is compiled once.</text:p>
      <text:p text:style-name="P30">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44"># rm jarvis.conf</text:p>
      <text:p text:style-name="P44"># ln -s /etc/jarvis/apache/jarvis-mod-perl.conf ./jarvis.conf</text:p>
      <text:p text:style-name="P44">#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30">The final task is to configure your web-server to give access to the Jarvis application.</text:p>
      <text:p text:style-name="P30">Jarvis is a Perl service, and can operate under any web-server which supports Perl scripts. <text:s/>These include Microsoft IIS, Apache HTTPD and others.</text:p>
      <text:p text:style-name="P30">Documentation is provided here for Apache 2.0 or greater. <text:s/>It should be able to be adapted easily to any other web-server's configuration mechanism.</text:p>
      <text:h text:style-name="Heading_20_2" text:outline-level="2">Apache Configuration – Without mod_perl</text:h>
      <text:p text:style-name="P30">If performance is not a significant factor, you can simply run Jarvis as a CGI script without using mod_perl. <text:s/></text:p>
      <text:p text:style-name="P38">For Debian:</text:p>
      <text:p text:style-name="P21">Under Debian, the package setup should be performed automatically. <text:s/>The package installation makes a soft link:</text:p>
      <text:p text:style-name="P9">/etc/apache2/conf.d/jarvis.conf -&gt; /etc/jarvis/apache/jarvis.conf</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0">You may need to restart the apache webserver:</text:p>
      <text:p text:style-name="P44"># apache2ctl restart</text:p>
      <text:p text:style-name="P30"/>
      <text:p text:style-name="P38">For Other Systems:</text:p>
      <text:p text:style-name="P9">ScriptAlias /jarvis-agent "/opt/jarvis/cgi-bin/agent.pl"</text:p>
      <text:p text:style-name="P44">Alias /jarvis/ "/opt/jarvis/htdocs/"</text:p>
      <text:p text:style-name="P30"/>
      <text:p text:style-name="P30">These lines are contained in the supplied "apache/jarvis.conf" file. <text:s/>Under Linux you can generally copy or soft-link this file into the /etc/apache2/conf.d directory.</text:p>
      <text:h text:style-name="P58" text:outline-level="2">Apache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8">Once mod_perl is configured and available, add the following lines to your server configuration.</text:p>
      <text:p text:style-name="P48"><text:soft-page-break/>Note: When installing the Debian package, this setup is done automatically.</text:p>
      <text:p text:style-name="P49">For Debian:</text:p>
      <text:p text:style-name="P9">PerlRequire /etc/jarvis/apache/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usr/share/jarvis/htdocs/"</text:p>
      <text:p text:style-name="Text_20_body"/>
      <text:p text:style-name="P35">For Other Systems:</text:p>
      <text:p text:style-name="P9">PerlRequire /opt/jarvis/etc/apache/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P30">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7"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2515021405910239382" text:style-name="L1">
        <text:list-item>
          <text:p text:style-name="P59">When installing on a platform for which there is no standard Jarvis package.</text:p>
        </text:list-item>
        <text:list-item>
          <text:p text:style-name="P59">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6404800353115432648" text:style-name="L2">
        <text:list-item>
          <text:p text:style-name="P60">Modify the Apache configuration (as described in the Apache Configuration chapter).</text:p>
        </text:list-item>
        <text:list-item>
          <text:p text:style-name="P6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9">Take a copy of the database to a directory writable by the Apache user. <text:s/>For example:</text:p>
      <text:p text:style-name="P42"># mkdir -p /var/lib/jarvis/demo/</text:p>
      <text:p text:style-name="P42"># cp /opt/jarvis/demo/db/demo-empty .db /var/lib/jarvis/demo/demo.db </text:p>
      <text:p text:style-name="P42">#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9">Install the demo.xml Jarvis application configuration file:</text:p>
      <text:p text:style-name="Code"># cp /opt/jarvis/demo/etc/demo.xml /opt/jarvis/etc/demo.xml</text:p>
      <text:p text:style-name="P19"/>
      <text:p text:style-name="P19">In Apache configuration create an alias to the Jarvis demo htdocs:</text:p>
      <text:p text:style-name="Code">Alias /jarvis-demo/ "/opt/jarvis/demo/htdocs/"</text:p>
      <text:p text:style-name="P19"/>
      <text:p text:style-name="P19">Change the default values configured in demo.xml to match your installation:</text:p>
      <text:list xml:id="list6687490099007523590" text:style-name="L3">
        <text:list-item>
          <text:p text:style-name="P61">Location of the demo database file. <text:s/>Default is /var/lib/jarvis/demo/demo.db.</text:p>
        </text:list-item>
        <text:list-item>
          <text:p text:style-name="P61">Location of the datasets configuration. <text:s/>Default is /usr/share/jarvis/demo/dataset.</text:p>
        </text:list-item>
        <text:list-item>
          <text:p text:style-name="P61">Location of the session files. <text:s/>Default is /var/lib/jarvis/demo/sessions.</text:p>
        </text:list-item>
        <text:list-item>
          <text:p text:style-name="P61">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style style:name="MT4" style:family="text">
      <style:text-properties officeooo:rsid="0023e901"/>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3">0</text:span>.<text:span text:style-name="MT4">3</text:span><text:tab/><text:page-number text:select-page="current">4</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5-12T12:18:27.647950718</dc:date>
    <meta:editing-duration>P12DT18H35M4S</meta:editing-duration>
    <meta:editing-cycles>941</meta:editing-cycles>
    <meta:generator>LibreOffice/4.1.3.2$Linux_X86_64 LibreOffice_project/410m0$Build-2</meta:generator>
    <meta:print-date>2009-06-23T14:50:34</meta:print-date>
    <dc:creator>Jonathan Couper-Smartt</dc:creator>
    <meta:document-statistic meta:table-count="3" meta:image-count="0" meta:object-count="0" meta:page-count="13" meta:paragraph-count="308" meta:word-count="2485" meta:character-count="18183" meta:non-whitespace-character-count="15728"/>
    <meta:user-defined meta:name="Info 1"/>
    <meta:user-defined meta:name="Info 2"/>
    <meta:user-defined meta:name="Info 3"/>
    <meta:user-defined meta:name="Info 4"/>
  </office:meta>
</office:document-meta>
</file>